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B0000000B2F4283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1pt" fo:language="fr" fo:country="CH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AL_entete#%</text:p>
      <text:p text:style-name="Standard">%#include AL/commun/dateAdresse/dateAdresse#%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0" draw:style-name="gr1" draw:text-style-name="P2" svg:x1="0.014cm" svg:y1="0.277cm" svg:x2="16.815cm" svg:y2="0.277cm"><text:p/></draw:line></text:p>
      <text:p text:style-name="P1">%=accomp_titre_texte=%</text:p>
      <text:p text:style-name="Standard"><draw:line text:anchor-type="paragraph" draw:z-index="1" draw:style-name="gr1" draw:text-style-name="P2" svg:x1="0.014cm" svg:y1="0.224cm" svg:x2="16.815cm" svg:y2="0.224cm"><text:p/></draw:line></text:p>
      <text:p text:style-name="Standard"><text:span text:style-name="T1"><text:s text:c="2"/></text:span><text:span text:style-name="T1"><draw:frame draw:style-name="fr1" draw:name="Image1" text:anchor-type="as-char" svg:width="0.291cm" svg:height="0.291cm" draw:z-index="2"><draw:image xlink:href="Pictures/100000000000000B0000000B2F42834B.png" xlink:type="simple" xlink:show="embed" xlink:actuate="onLoad"/></draw:frame></text:span><text:span text:style-name="T1"> %=accomp_info_texte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99cm" fo:margin-bottom="2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pta</dc:creator>
    <dc:date>2011-11-30T08:10:18</dc:date>
    <meta:editing-cycles>82</meta:editing-cycles>
    <meta:editing-duration>PT4H3M3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14" meta:character-count="113"/>
  </office:meta>
</office:document-meta>
</file>